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277B00001CBB789A39F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font-size="16pt" fo:language="en" fo:country="none" style:font-size-asian="16pt" style:font-size-complex="16pt"/>
    </style:style>
    <style:style style:name="P2" style:family="paragraph" style:parent-style-name="Standard">
      <style:paragraph-properties fo:margin-top="0in" fo:margin-bottom="0.139in" fo:line-height="115%"/>
      <style:text-properties fo:font-size="11pt" fo:language="en" fo:country="none" style:font-size-asian="11pt" style:font-size-complex="11pt"/>
    </style:style>
    <style:style style:name="P3" style:family="paragraph" style:parent-style-name="Standard">
      <style:paragraph-properties fo:margin-top="0in" fo:margin-bottom="0.139in" fo:line-height="100%"/>
      <style:text-properties fo:font-size="11pt" fo:language="en" fo:country="none" style:font-size-asian="11pt" style:font-size-complex="11pt"/>
    </style:style>
    <style:style style:name="P4" style:family="paragraph" style:parent-style-name="Standard">
      <style:paragraph-properties fo:margin-top="0in" fo:margin-bottom="0.139in" fo:line-height="115%"/>
      <style:text-properties fo:color="#0715cd" style:font-name="Courier New" fo:font-size="11pt" fo:language="en" fo:country="none" fo:font-weight="bold" style:font-name-asian="Courier New" style:font-size-asian="11pt" style:font-weight-asian="bold" style:font-name-complex="Courier New" style:font-size-complex="11pt" style:font-weight-complex="bold"/>
    </style:style>
    <style:style style:name="P5" style:family="paragraph" style:parent-style-name="Standard">
      <style:paragraph-properties fo:margin-top="0in" fo:margin-bottom="0.139in" fo:line-height="115%"/>
    </style:style>
    <style:style style:name="P6" style:family="paragraph" style:parent-style-name="Standard">
      <style:paragraph-properties fo:margin-top="0in" fo:margin-bottom="0.139in" fo:line-height="115%"/>
      <style:text-properties fo:color="#416600" style:font-name="Courier New" fo:font-size="11pt" fo:language="en" fo:country="none" fo:font-weight="bold" style:font-name-asian="Courier New" style:font-size-asian="11pt" style:font-weight-asian="bold" style:font-name-complex="Courier New" style:font-size-complex="11pt" style:font-weight-complex="bold"/>
    </style:style>
    <style:style style:name="P7" style:family="paragraph" style:parent-style-name="Standard">
      <style:paragraph-properties fo:margin-top="0in" fo:margin-bottom="0.139in" fo:line-height="115%"/>
      <style:text-properties fo:color="#000056" style:font-name="Courier New" fo:font-size="11pt" fo:language="en" fo:country="none" fo:font-weight="bold" style:font-name-asian="Courier New" style:font-size-asian="11pt" style:font-weight-asian="bold" style:font-name-complex="Courier New" style:font-size-complex="11pt" style:font-weight-complex="bold"/>
    </style:style>
    <style:style style:name="P8" style:family="paragraph" style:parent-style-name="Standard">
      <style:paragraph-properties fo:margin-top="0in" fo:margin-bottom="0.139in" fo:line-height="115%"/>
      <style:text-properties fo:color="#626262" style:font-name="Courier New" fo:font-size="11pt" fo:language="en" fo:country="none" fo:font-weight="bold" style:font-name-asian="Courier New" style:font-size-asian="11pt" style:font-weight-asian="bold" style:font-name-complex="Courier New" style:font-size-complex="11pt" style:font-weight-complex="bold"/>
    </style:style>
    <style:style style:name="P9" style:family="paragraph" style:parent-style-name="Standard">
      <style:paragraph-properties fo:margin-top="0in" fo:margin-bottom="0.139in" fo:line-height="115%"/>
      <style:text-properties fo:color="#b536da" style:font-name="Courier New" fo:font-size="11pt" fo:language="en" fo:country="none" fo:font-weight="bold" style:font-name-asian="Courier New" style:font-size-asian="11pt" style:font-weight-asian="bold" style:font-name-complex="Courier New" style:font-size-complex="11pt" style:font-weight-complex="bold"/>
    </style:style>
    <style:style style:name="P10" style:family="paragraph" style:parent-style-name="Standard">
      <style:paragraph-properties fo:margin-top="0in" fo:margin-bottom="0.139in" fo:line-height="115%"/>
      <style:text-properties fo:color="#005682" style:font-name="Courier New" fo:font-size="11pt" fo:language="en" fo:country="none" fo:font-weight="bold" style:font-name-asian="Courier New" style:font-size-asian="11pt" style:font-weight-asian="bold" style:font-name-complex="Courier New" style:font-size-complex="11pt" style:font-weight-complex="bold"/>
    </style:style>
    <style:style style:name="P11" style:family="paragraph" style:parent-style-name="Standard" style:master-page-name="Standard">
      <style:paragraph-properties fo:margin-top="0in" fo:margin-bottom="0.139in" fo:line-height="115%" style:page-number="auto"/>
      <style:text-properties fo:font-size="16pt" fo:language="en" fo:country="none" style:font-size-asian="16pt" style:font-size-complex="16pt"/>
    </style:style>
    <style:style style:name="P12" style:family="paragraph" style:parent-style-name="Standard">
      <style:paragraph-properties fo:margin-top="0in" fo:margin-bottom="0.139in" fo:line-height="115%"/>
      <style:text-properties fo:font-size="11pt" fo:language="en" fo:country="none" style:font-size-asian="11pt" style:font-size-complex="11pt"/>
    </style:style>
    <style:style style:name="P13" style:family="paragraph" style:parent-style-name="Standard">
      <style:paragraph-properties fo:margin-top="0in" fo:margin-bottom="0.139in" fo:line-height="100%"/>
      <style:text-properties fo:font-size="11pt" fo:language="en" fo:country="none" style:font-size-asian="11pt" style:font-size-complex="11pt"/>
    </style:style>
    <style:style style:name="T1" style:family="text">
      <style:text-properties fo:font-size="11pt" fo:language="en" fo:country="none" style:font-size-asian="11pt" style:font-size-complex="11pt"/>
    </style:style>
    <style:style style:name="T2" style:family="text">
      <style:text-properties fo:font-size="11pt" fo:language="en" fo:country="none" fo:font-weight="bold" style:font-size-asian="11pt" style:font-weight-asian="bold" style:font-size-complex="11pt" style:font-weight-complex="bold"/>
    </style:style>
    <style:style style:name="T3" style:family="text">
      <style:text-properties fo:color="#1f9400" style:font-name="Courier New" fo:font-size="11pt" fo:language="en" fo:country="none" fo:font-weight="bold" style:font-name-asian="Courier New" style:font-size-asian="11pt" style:font-weight-asian="bold" style:font-name-complex="Courier New" style:font-size-complex="11pt" style:font-weight-complex="bold"/>
    </style:style>
    <style:style style:name="T4" style:family="text">
      <style:text-properties fo:color="#0000ff" fo:font-size="11pt" fo:language="en" fo:country="none" style:text-underline-style="solid" style:text-underline-width="auto" style:text-underline-color="font-color" style:font-size-asian="11pt" style:font-size-complex="11pt"/>
    </style:style>
    <style:style style:name="T5" style:family="text">
      <style:text-properties style:text-position="super 5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TO READ THESE TEXT LOGS</text:p>
      <text:p text:style-name="P2">Project begun: 13<text:span text:style-name="T5">th</text:span> of April, 2015</text:p>
      <text:p text:style-name="P2">I followed the format of:</text:p>
      <text:p text:style-name="P2">X. YZ: #</text:p>
      <text:p text:style-name="P2">Where:</text:p>
      <text:p text:style-name="P2">X = number of conversations overall</text:p>
      <text:p text:style-name="P2">Y = person(s) the character is speaking to</text:p>
      <text:p text:style-name="P2">Z = conversation number with that particular character</text:p>
      <text:p text:style-name="P2"># = specific page of MSPA that the conversation in question takes place on</text:p>
      <text:p text:style-name="P2">For example, if you're looking in John Egbert's text log and see:</text:p>
      <text:p text:style-name="P4">95. DS19: =003954</text:p>
      <text:p text:style-name="P5"><text:span text:style-name="T1">it means that this is John Egbert's 19th conversation with Dave Strider, and his 95th conversation overall. It can be found by using the extension =003594 in the URL to skip directly to that page. </text:span><text:span text:style-name="T2">A list of abbreviations has been assembled and posted in a separate document.</text:span></text:p>
      <text:p text:style-name="P2"/>
      <text:p text:style-name="P1">SOME NOTES:</text:p>
      <text:p text:style-name="P2">I followed certain rules as well as I could, but the assembly of these logs started off a little haphazardly. Some general conventions:</text:p>
      <text:p text:style-name="P2">1. No matter which color was being used by a character, I always signified which character was actually talking. For instance, John Egbert's first conversation with Kanaya Maryam takes place on Rose's computer, so his text is lavender like Rose's. But I made it so that the color on his text log was Rose's, even though it goes in his text log. In other words John was talking, even if it was with Rose's color.</text:p>
      <text:p text:style-name="P2">Another example would be the auto-responder using orange to pose as Dirk, despite adopting red later. In cases where a character changes text color (auto-responder and Caliborn especially) I used their final color as the overall theme of the text log (red for AR and green for Caliborn, as opposed to his early off-black gray).</text:p>
      <text:p text:style-name="P5"><text:span text:style-name="T1">2. With some exceptions that I may have missed (please correct these in the log as you find them), I have attempted to remain faithful as to who each character </text:span><text:span text:style-name="T2">believes</text:span><text:span text:style-name="T1"> they are speaking to at a certain time. For instance, Jake English is speaking to the auto responder in </text:span><text:span text:style-name="T3">5. DiSt1: </text:span><text:soft-page-break/><text:span text:style-name="T3">=006084</text:span><text:span text:style-name="T1">, but he earnestly believes he's talking to Dirk Strider, so I have labeled it as him </text:span><text:span text:style-name="T1">speaking to Dirk and not the auto responder. A few times I may have slipped in this, so I apologize for any confusion.</text:span></text:p>
      <text:p text:style-name="P2">I only realized how illogical this was after reaching a decent way into Act 6, so changing it at that point would have taken an incredible amount of effort I just wasn't up for. Sorry for that.</text:p>
      <text:p text:style-name="P2">3. I removed the chumhandle abbreviations from every log as thoroughly as possible.</text:p>
      <text:p text:style-name="P2">For example:</text:p>
      <text:p text:style-name="P6">AC: :33 &lt; *ac twitches her friendly whiskers at ct*</text:p>
      <text:p text:style-name="P7">CT: D --&gt; Hi</text:p>
      <text:p text:style-name="P6">AC: :33 &lt; *ct purrplexes over where he put that important wrench that he n33ded for building a fancy robot or something*</text:p>
      <text:p text:style-name="P6">AC: :33 &lt; *he says, now where did that silly old wrench go??*</text:p>
      <text:p text:style-name="P7">CT: D --&gt; 100k</text:p>
      <text:p text:style-name="P7">CT: D --&gt; What are you e%pecting to accomplish with this</text:p>
      <text:p text:style-name="P2">has been rendered as:</text:p>
      <text:p text:style-name="P6">:33 &lt; *ac twitches her friendly whiskers at ct*</text:p>
      <text:p text:style-name="P7">D --&gt; Hi</text:p>
      <text:p text:style-name="P6">:33 &lt; *ct purrplexes over where he put that important wrench that he n33ded for building a fancy robot or something*</text:p>
      <text:p text:style-name="P6">:33 &lt; *he says, now where did that silly old wrench go??*</text:p>
      <text:p text:style-name="P7">D --&gt; 100k</text:p>
      <text:p text:style-name="P7">D --&gt; What are you e%pecting to accomplish with this</text:p>
      <text:p text:style-name="P2">in order to streamline analysis, without the need to filter out chumhandles.</text:p>
      <text:p text:style-name="P2">As with other things, I may have forgotten to do this in places. It was difficult to keep track of everything, I apologize in advance for any error.</text:p>
      <text:p text:style-name="P2">4. I created a separate log for as many distinctly unique characters as possible. If there was a significant reason to distinguish between two iterations of the same character, I crafted different logs for them. A good example is Vriska and (Vriska). Due to the timing of updates and when I managed to reach the appropriate section, it became clear that they were treatable as separate characters. To this end, I created two logs: one for Vriska and one for (Vriska) (the <text:soft-page-break/>latter beginning in Act 5 Act 2, just after being impaled by Terezi). Alt-Vriska thus becomes her own text file because of significant differences in attitude and history of the two (and a lot because the two have an argument together). I have NOT done this for other ghosts of certain characters, such as the ghost John that alt-Vriska is talking to in Act 5 Act 2 (if I were to do this for every distinct ghost then I would be a dead man before these logs were done). This does follow for if a character becomes a sprite (Dave and Davesprite) or if there is a robot form (Aradia and Aradiabot, or even Andrew Hussie and Hussiebot).</text:p>
      <text:p text:style-name="P2">5. With some text logs, the way they were recorded is extremely confusing. For consorts such as the Salamanders, I created a unique form of text log that does not follow the trend stated at the top of this file. Instead, I used as much common sense or logic as possible to isolate things said by individual salamanders and gave them different numbers. Those are all organized by which flash the salamanders appeared in.</text:p>
      <text:p text:style-name="P2">This was especially a problem, however, in flash games such as Karkat: Wake up or all of the dancestors. Instead of melding these into the normal text files I have arranged them so that they are in a separate folder, titled "Games". <text:s/>The general idea here is that all conversations from a flash game technically occured on a single page, but there are multiple separate conversations possible for each character. Usually.</text:p>
      <text:p text:style-name="P2">This having been said, the way I treated it is that each flash game only takes up one page, but every separate "Talk to X Character" option counts as a separate conversation. For instance:</text:p>
      <text:p text:style-name="P2">in Karkat: Wake up and then all subsequent meteor flash games, Karkat can speak multiple times to certain characters. As such, the flash game itself is only one page, but he had 3 conversations with Terezi (don't quote me on that figure, I'm too lazy to look it up). I recorded it accordingly on the conversation tallies document.</text:p>
      <text:p text:style-name="P2">6. <text:s/>If a conversation is noteworthy or unusual for some reason, I added an asterisk to the conversation number. Generally speaking. The asterisk may be located in different spots based on where I felt like putting it at the time, so there's no real rhyme or reason to it. Sorry about that.</text:p>
      <text:p text:style-name="P2">This may also cover some mistakes I made regarding convention 2. For example, in Kanaya Maryam's first conversation with John Egbert, she actually believes she is talking to Rose Lalonde. Instead of denoting it as her speaking with Rose Lalonde like I mentioned above, I marked it as JE*1. This does not follow the trend I tried to create later, apologies for any further occurrences of this.</text:p>
      <text:p text:style-name="P2">7. If more than two people are speaking in a given conversation, I denote this by using semicolons to separate the people. For example, one of Karkat's logs starts with:</text:p>
      <text:p text:style-name="P8">133. KM16; DS11; RL7: =006609</text:p>
      <text:p text:style-name="P2">The general idea here is to introduce the first person addressed in this conversation and go in <text:soft-page-break/>order, if possible. If it's not possible, then any order is used. It's not a strict procedure (it's also worth mentioning that I only settled into this format after about 4 or 5 acts. The first few times it appears it looks different, employing the use of the word "AND" and/or more colons. I will try to normalize this once I've caught up with the rest of the webcomic, but it's highly likely I will miss at least a few cases).</text:p>
      <text:p text:style-name="P2">A subset of these multiple-person logs that was more common in the earlier parts of the webcomic is if the conversations were easily separable from each other (two separate conversations as opposed to everyone talking in a group). If this was the case, I would denote that separate conversations are happening by using the initials of the character that's being spoken to before I recorded the lines said to them. Example:</text:p>
      <text:p text:style-name="P9">79. DaSp1; DS15: =003758</text:p>
      <text:p text:style-name="P9">DaSp - I just explained this to Other Dave. (the rest of the conversation with Davesprite here)</text:p>
      <text:p text:style-name="P9">DS - Yes. (the rest of Dave's conversation)</text:p>
      <text:p text:style-name="P2">It should be noted that this format was only used if the conversations were clearly separated (and so organizing them in this fashion would not ruin the word order); memos and group conversations in person do not have any distinction between who is being spoken to, as everyone is speaking to everyone at the same time (ostensibly anyway).</text:p>
      <text:p text:style-name="P2">8. If a conversation was repeated in part or in whole on another page, I only type out the first and then denote it as a copy of a previous conversation in all subsequent iterations. There are only one or two exceptions to this.</text:p>
      <text:p text:style-name="P2">9. Occasionally a character will speak and it is not immediately clear who they are speaking to. In such cases, I have opted to record it as in the following example (for Aranea Serket):</text:p>
      <text:p text:style-name="P10">19. =006883</text:p>
      <text:p text:style-name="P2">wherein no character is specifically mentioned. Such pages count only towards the conversation tally total.</text:p>
      <text:p text:style-name="P2">Following this, Roxy Lalonde is literally the only character I've seen that talks to characters while asleep. To be clear, I don't mean in dream bubbles or anything. Her physically sleeping body wanders out to the middle of nowhere and somehow prompts discussion while snoring. Amazing, honestly. Seeing as she's not attempting to speak with anyone despite being in the middle of a conversation, I've marked those conversations as not being directed towards anyone.</text:p>
      <text:p text:style-name="P2">10. For the Act 6 Intermission 3 flashes, I did not include anything said in the form of a hashtag.</text:p>
      <text:p text:style-name="P5"><text:span text:style-name="T1">Just, no. Jesus no. They're easy enough to find, just look here: </text:span><text:soft-page-break/><text:a xlink:type="simple" xlink:href="http://mspaintadventures.wikia.com/wiki/Openbound" text:style-name="Internet_20_link" text:visited-style-name="Visited_20_Internet_20_Link"><text:span text:style-name="T4">http://mspaintadventures.wikia.com/wiki/Openbound</text:span></text:a></text:p>
      <text:p text:style-name="P2">11. The A6I3 Ministrife is a fucking clusterfuck. I cannot attach who is speaking to who, it's fucking impossible. If you want to wade through it yourself, here's the pastebin I used.</text:p>
      <text:p text:style-name="P5"><text:a xlink:type="simple" xlink:href="http://pastebin.com/UHHdZjA2" text:style-name="Internet_20_link" text:visited-style-name="Visited_20_Internet_20_Link"><text:span text:style-name="T4">http://pastebin.com/UHHdZjA2</text:span></text:a></text:p>
      <text:p text:style-name="P2">12. <text:s/>When it came to putting the colors in for each of the text files, I wasn't able to go with the exact hexidecimal code for each page (unless WordPad enables you to do that and I'm just not observant enough). As it is, my protocol for figuring out which color to put relied on the RGB values instead. I used the upper and lower case "S" in order to do so, whichever was more available. To be specific, I used one pixel from each character to decide the color, the pixels sharing the exact same RGB value between each character (example being Rose):</text:p>
      <text:p text:style-name="P3"><draw:frame draw:style-name="fr1" draw:name="1" text:anchor-type="as-char" svg:width="3.9791in" svg:height="2.8957in" draw:z-index="0"><draw:image xlink:href="Pictures/200000080000277B00001CBB789A39FB.wmf" xlink:type="simple" xlink:show="embed" xlink:actuate="onLoad"/></draw:frame></text:p>
      <text:p text:style-name="P3">Whether or not this was the exact hexidecimal value (protip: it's probably not), it was as close as I could get. Admittedly, I didn't try very hard to look it up online, but meh. Sorry.</text:p>
      <text:p text:style-name="P3">13. This isn't really a convention, but the Trickster arc was just. So fucking awful to try and transcribe. I eventually found a method for it, but almost every single bit of text is actually a PICTURE, so instead of copy pasting all of it I had to write it down manually.</text:p>
      <text:p text:style-name="P3">Also, despite making the rest of the tricksters their own files, I kept Dirk's in his own. His personality is not altered nor his speech changed, so he's basically the same character in another outfit. Following this example I decided to make Grimbark Jade and Crocker Tier Jane their own files too. <text:s text:c="3"/></text:p>
      <text:p text:style-name="P3">14. On that note, I feel I should have mentioned this before, but I copy pasted most of the dialogue for accuracy purposes. If there is a string of dialogue that includes only one or two words per line, or is just very short in general, then I sometimes typed it out manually to streamline the process as much as possible. There are probably a few errors because of this, but I tried as hard as possible to remain faithful to the original dialogues. That having been said, I did NOT correct mistakes present in the comic itself. Every once in a while you have a character miss <text:soft-page-break/>a word or fail to use their quirk correctly, and I left those in the text. Have fun finding them (I know that Erisol and Aradia [one of her iterations anyway] each have one of the latter, there are certainly a few more).</text:p>
      <text:p text:style-name="P3">15. Some of the logs are a bit unpolished, but are still as accurate textwise as the rest of them. What immediately comes to mind are the exiles; you'll see what I mean if you look, the formatting just kind of tapers off. Sorry for this.</text:p>
      <text:p text:style-name="P3">As of the 25<text:span text:style-name="T5">th</text:span> of October 2016, “done” as of the Credits. If more is done, will upload those text logs as well in whatever form they may take.</text:p>
      <text:p text:style-name="P3">Changelog, 11<text:span text:style-name="T5">th</text:span> of January 2018: I'm changing the file format from .rtf to .odt for better accessibility and cleaner forma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date>2018-01-11T02:19:06.60</dc:date>
    <dc:creator>Elan Buckley</dc:creator>
    <meta:editing-duration>PT7M3S</meta:editing-duration>
    <meta:editing-cycles>2</meta:editing-cycles>
    <meta:document-statistic meta:table-count="0" meta:image-count="1" meta:object-count="0" meta:page-count="6" meta:paragraph-count="68" meta:word-count="2162" meta:character-count="12002"/>
  </office:meta>
</office:document-meta>
</file>